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c90d6" officeooo:paragraph-rsid="000c90d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c90d6" officeooo:paragraph-rsid="000c90d6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de840" officeooo:paragraph-rsid="000de840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de840" officeooo:paragraph-rsid="000de84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de840" officeooo:paragraph-rsid="000f984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bold" officeooo:rsid="000de840" officeooo:paragraph-rsid="000de84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98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</text:p>
      <text:p text:style-name="P1"/>
      <text:p text:style-name="P2">1. Find out about placing a footer at the bottom of a webpage</text:p>
      <text:p text:style-name="P2"/>
      <text:p text:style-name="P2"/>
      <text:p text:style-name="P6">Page width</text:p>
      <text:p text:style-name="P6"/>
      <text:p text:style-name="P5"><text:span text:style-name="T2">If we were to make the site available to the public, there are analytical tools (such as Google analytics) which could be used to measure what screen sizes a user is using. For now, w</text:span>e <text:span text:style-name="T2">will <text:s/>consider how a user might use the site. We should aim to accommodate the following:</text:span></text:p>
      <text:p text:style-name="P5"/>
      <text:list xml:id="list5146798263622535605" text:style-name="L1">
        <text:list-item>
          <text:p text:style-name="P4">Smallest expected PC resolution (800x600) – <text:span text:style-name="T1">800px</text:span></text:p>
        </text:list-item>
        <text:list-item>
          <text:p text:style-name="P4">Half the screen of a larger resolution (1280x720) –<text:span text:style-name="T1"> 640px</text:span></text:p>
        </text:list-item>
        <text:list-item>
          <text:p text:style-name="P4">Typical smartphone (720x1280) – <text:span text:style-name="T1">720px</text:span></text:p>
        </text:list-item>
      </text:list>
      <text:p text:style-name="P3"/>
      <text:p text:style-name="P3"><text:span text:style-name="T2">The mi</text:span>nimum of these is 640 pixels, so that seems like a good targ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Williams</meta:initial-creator>
    <meta:creation-date>2016-02-18T13:57:39.753827075</meta:creation-date>
    <dc:date>2016-03-02T17:01:32.812832358</dc:date>
    <meta:editing-duration>PT5M18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8" meta:word-count="103" meta:character-count="566" meta:non-whitespace-character-count="470"/>
  </office:meta>
</office:document-meta>
</file>